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602cm"/>
    </style:style>
    <style:style style:name="Table1.B" style:family="table-column">
      <style:table-column-properties style:column-width="1.307cm"/>
    </style:style>
    <style:style style:name="Table1.C" style:family="table-column">
      <style:table-column-properties style:column-width="1.954cm"/>
    </style:style>
    <style:style style:name="Table1.I" style:family="table-column">
      <style:table-column-properties style:column-width="1.96cm"/>
    </style:style>
    <style:style style:name="Table1.1" style:family="table-row">
      <style:table-row-properties style:min-row-height="0.68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83e7" officeooo:paragraph-rsid="001583e7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Table_20_Heading"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2pt" fo:font-style="normal" officeooo:rsid="001186b4" officeooo:paragraph-rsid="001583e7" style:font-size-asian="12pt" style:font-style-asian="normal" style:font-name-complex="Times New Roman" style:font-size-complex="12pt" style:font-style-complex="normal"/>
    </style:style>
    <style:style style:name="P5" style:family="paragraph" style:parent-style-name="Table_20_Heading">
      <style:text-properties style:font-name="Liberation Serif" fo:font-size="12pt" officeooo:rsid="0018058e" officeooo:paragraph-rsid="0018058e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18058e" officeooo:paragraph-rsid="0018058e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officeooo:rsid="0019f09a" officeooo:paragraph-rsid="0019f09a" style:font-size-asian="12pt" style:font-size-complex="12pt"/>
    </style:style>
    <style:style style:name="P9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officeooo:rsid="001a62d3" officeooo:paragraph-rsid="001a62d3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officeooo:rsid="001baf21" officeooo:paragraph-rsid="001baf21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s</text:p>
      <text:p text:style-name="Standard">1. Schedule creation</text:p>
      <text:p text:style-name="Standard">2. Room request submission</text:p>
      <text:p text:style-name="Standard">3. Schedule suggestion (optimal)</text:p>
      <text:p text:style-name="Standard">4. Room request approval</text:p>
      <text:p text:style-name="Standard">5. Schedule viewing/display </text:p>
      <text:p text:style-name="Standard">6. Removal of reoccurring events</text:p>
      <text:p text:style-name="Standard">7. Notify booked-person that event was cancelled </text:p>
      <text:p text:style-name="Standard">8. Adjust booked-person permissions(time allowed)</text:p>
      <text:p text:style-name="Standard"/>
      <text:p text:style-name="P1">Use Cases</text:p>
      <text:p text:style-name="Standard">1. Principal creates schedule.</text:p>
      <text:p text:style-name="Standard">2. Applicant requests room.</text:p>
      <text:p text:style-name="Standard">3. Principal approves a request.</text:p>
      <text:p text:style-name="Standard">4. Principal rejects a request.</text:p>
      <text:p text:style-name="Standard">5. Principal blacks out time period for special event.</text:p>
      <text:p text:style-name="Standard">6. Principal edits available use spaces (Adds/deletes spaces).</text:p>
      <text:p text:style-name="Standard">7. User (principal or applicant) views the allocation schedule.</text:p>
      <text:p text:style-name="Standard">8. Applicant rescinds booking request.</text:p>
      <text:p text:style-name="Standard">9. Applicant cancels confirmed booking request</text:p>
      <text:p text:style-name="Standard">10. Principal cancels existing booking.</text:p>
      <text:p text:style-name="Standard">11. Principal changes max request time of an applicant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6"/>
        <table:table-column table:style-name="Table1.I"/>
        <table:table-header-rows>
          <table:table-row table:style-name="Table1.1">
            <table:table-cell table:style-name="Table1.A1" office:value-type="string">
              <text:p text:style-name="P5">UC/Feature</text:p>
            </table:table-cell>
            <table:table-cell table:style-name="Table1.A1" office:value-type="string">
              <text:p text:style-name="P5">1</text:p>
            </table:table-cell>
            <table:table-cell table:style-name="Table1.A1" office:value-type="string">
              <text:p text:style-name="P5">2</text:p>
            </table:table-cell>
            <table:table-cell table:style-name="Table1.A1" office:value-type="string">
              <text:p text:style-name="P5">3</text:p>
            </table:table-cell>
            <table:table-cell table:style-name="Table1.A1" office:value-type="string">
              <text:p text:style-name="P5">4</text:p>
            </table:table-cell>
            <table:table-cell table:style-name="Table1.A1" office:value-type="string">
              <text:p text:style-name="P5">5</text:p>
            </table:table-cell>
            <table:table-cell table:style-name="Table1.A1" office:value-type="string">
              <text:p text:style-name="P5">6</text:p>
            </table:table-cell>
            <table:table-cell table:style-name="Table1.A1" office:value-type="string">
              <text:p text:style-name="P5">7</text:p>
            </table:table-cell>
            <table:table-cell table:style-name="Table1.I1" office:value-type="string">
              <text:p text:style-name="P5">8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1</text:p>
          </table:table-cell>
          <table:table-cell table:style-name="Table1.I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I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10">1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3:48:24.570000000</meta:creation-date>
    <dc:date>2017-10-15T18:14:37.728000000</dc:date>
    <meta:editing-duration>PT1H33M47S</meta:editing-duration>
    <meta:editing-cycles>3</meta:editing-cycles>
    <meta:generator>LibreOffice/5.3.6.1$Windows_X86_64 LibreOffice_project/686f202eff87ef707079aeb7f485847613344eb7</meta:generator>
    <meta:document-statistic meta:table-count="1" meta:image-count="0" meta:object-count="0" meta:page-count="1" meta:paragraph-count="53" meta:word-count="139" meta:character-count="797" meta:non-whitespace-character-count="709"/>
  </office:meta>
</office:document-meta>
</file>